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97mm"/>
    </style:style>
    <style:style style:name="co2" style:family="table-column">
      <style:table-column-properties fo:break-before="auto" style:column-width="321.17mm"/>
    </style:style>
    <style:style style:name="co3" style:family="table-column">
      <style:table-column-properties fo:break-before="auto" style:column-width="155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ffff00"/>
      <style:text-properties style:font-name="Liberation Sans" style:font-name-asian="SimSun" style:font-name-complex="Mangal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3300"/>
    </style:style>
  </office:automatic-styles>
  <office:body>
    <office:spreadsheet>
      <table:table table:name="dotace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Česká jezdecká federace</text:p>
          </table:table-cell>
          <table:table-cell table:style-name="ce2" office:value-type="string" calcext:value-type="string">
            <text:p>http://www.cjf.cz/files/stranky/dokumenty/fineko/finance-a-ekonomika/v%C3%BDro%C4%8Dn%C3%AD%20zpr%C3%A1va%20CJF%202015.pdf</text:p>
          </table:table-cell>
          <table:table-cell/>
        </table:table-row>
        <table:table-row table:style-name="ro1">
          <table:table-cell office:value-type="string" calcext:value-type="string">
            <text:p>Český badmintonový svaz, z.s</text:p>
          </table:table-cell>
          <table:table-cell table:style-name="ce2" office:value-type="string" calcext:value-type="string">
            <text:p>http://czechbadminton.cz/article/zprava-predsedkyne-cbas-hany-prochazkove-prednesena-na-valne-hromade</text:p>
          </table:table-cell>
          <table:table-cell/>
        </table:table-row>
        <table:table-row table:style-name="ro1">
          <table:table-cell office:value-type="string" calcext:value-type="string">
            <text:p>Český svaz Biatlonu, z. s.</text:p>
          </table:table-cell>
          <table:table-cell table:style-name="ce2" office:value-type="string" calcext:value-type="string">
            <text:p>http://biatlon.spravcewebu.cz/wp-content/uploads/2014/10/zprava-o-cinnosti-schv.doc ale jen za rok 2010.</text:p>
          </table:table-cell>
          <table:table-cell/>
        </table:table-row>
        <table:table-row table:style-name="ro1">
          <table:table-cell office:value-type="string" calcext:value-type="string">
            <text:p>Český badmintonový svaz, z.s</text:p>
          </table:table-cell>
          <table:table-cell table:style-name="ce2" office:value-type="string" calcext:value-type="string">
            <text:p>http://czechbadminton.cz/article/zprava-predsedkyne-cbas-hany-prochazkove-prednesena-na-valne-hromade</text:p>
          </table:table-cell>
          <table:table-cell/>
        </table:table-row>
        <table:table-row table:style-name="ro1">
          <table:table-cell office:value-type="string" calcext:value-type="string">
            <text:p>Krajský svaz jachtingu Praha, z.s.</text:p>
          </table:table-cell>
          <table:table-cell table:style-name="ce2" office:value-type="string" calcext:value-type="string">
            <text:p>http://docplayer.cz/35803997-Zprava-o-cinnosti-za-obdobi.html</text:p>
          </table:table-cell>
          <table:table-cell/>
        </table:table-row>
        <table:table-row table:style-name="ro1">
          <table:table-cell office:value-type="string" calcext:value-type="string">
            <text:p>Český svaz aerobiku a fitness FISA-F, cz</text:p>
          </table:table-cell>
          <table:table-cell table:style-name="ce2" office:value-type="string" calcext:value-type="string">
            <text:p>http://fisaf.cz/wp-content/uploads/2016/12/VYROCNI-ZPRAVA-final.pdf</text:p>
          </table:table-cell>
          <table:table-cell/>
        </table:table-row>
        <table:table-row table:style-name="ro1">
          <table:table-cell office:value-type="string" calcext:value-type="string">
            <text:p>Česká golfová federace</text:p>
          </table:table-cell>
          <table:table-cell table:style-name="ce2" office:value-type="string" calcext:value-type="string">
            <text:p>http://fls.cgf.cz/DBFL/CGSRedaction/Documents/V%C3%BDro%C4%8Dn%C3%AD%20zpr%C3%A1va%20%C4%8CGF%20na%20%C5%99%C3%A1dnou%20konferenci%20%C4%8CGF%202016.pdf</text:p>
          </table:table-cell>
          <table:table-cell/>
        </table:table-row>
        <table:table-row table:style-name="ro1">
          <table:table-cell office:value-type="string" calcext:value-type="string">
            <text:p>Beachclub Strahov, z.s.</text:p>
          </table:table-cell>
          <table:table-cell table:style-name="ce3" office:value-type="string" calcext:value-type="string">
            <text:p>http://www.beachpraha.cz/single-post/2015/12/31/Ohl%C3%A9dnut%C3%AD-za-rokem-2015-a-v%C3%BDhled-na-rok-2016</text:p>
          </table:table-cell>
          <table:table-cell/>
        </table:table-row>
        <table:table-row table:style-name="ro1">
          <table:table-cell office:value-type="string" calcext:value-type="string">
            <text:p>Česká basketbalová federace, z.s.</text:p>
          </table:table-cell>
          <table:table-cell table:style-name="ce2" office:value-type="string" calcext:value-type="string">
            <text:p>http://www.cbf.cz/files/137069YmM.docx</text:p>
          </table:table-cell>
          <table:table-cell/>
        </table:table-row>
        <table:table-row table:style-name="ro1">
          <table:table-cell office:value-type="string" calcext:value-type="string">
            <text:p>Česká boxerská asociace, z.s.</text:p>
          </table:table-cell>
          <table:table-cell table:style-name="ce4" office:value-type="string" calcext:value-type="string">
            <text:p>http://www.czechboxing.cz/data/document/file/vyrocni-zprava-cba-2014.pdf poslední za rok 2014</text:p>
          </table:table-cell>
          <table:table-cell/>
        </table:table-row>
        <table:table-row table:style-name="ro1">
          <table:table-cell office:value-type="string" calcext:value-type="string">
            <text:p>Pražský svaz karate, z.s.</text:p>
          </table:table-cell>
          <table:table-cell table:style-name="ce2" office:value-type="string" calcext:value-type="string">
            <text:p>http://www.pske.cz/ke_stazeni/vh/zprava%20predsedy%20PSKe%20VH%202015.pdf</text:p>
          </table:table-cell>
          <table:table-cell/>
        </table:table-row>
        <table:table-row table:style-name="ro1">
          <table:table-cell office:value-type="string" calcext:value-type="string">
            <text:p>Senior fitness z.s.</text:p>
          </table:table-cell>
          <table:table-cell table:style-name="ce2" office:value-type="string" calcext:value-type="string">
            <text:p>http://www.seniorfitnes.cz/clanky/o-nas/vyrocni-zpravy/vyrocni-zprava-2016-podklad/</text:p>
          </table:table-cell>
          <table:table-cell/>
        </table:table-row>
        <table:table-row table:style-name="ro1">
          <table:table-cell office:value-type="string" calcext:value-type="string">
            <text:p>Český svaz Házené a.s..</text:p>
          </table:table-cell>
          <table:table-cell table:style-name="ce5" office:value-type="string" calcext:value-type="string">
            <text:p>mají jen pro kontrolní komisi http://chf.cz/documents/20161231_v%C3%BDro%C4%8Dn%C3%AD%20zpr%C3%A1va%20okk%202016_final%20po%20odsouhlasen%C3%AD.pdf</text:p>
          </table:table-cell>
          <table:table-cell/>
        </table:table-row>
        <table:table-row table:style-name="ro1">
          <table:table-cell office:value-type="string" calcext:value-type="string">
            <text:p>Pražský cyklistický svaz</text:p>
          </table:table-cell>
          <table:table-cell table:style-name="ce5" office:value-type="string" calcext:value-type="string">
            <text:p>mají jen za rok 2014: http://prazskycyklistickysvaz.cz/o-nas/21-zprava-o-cinnosti.html</text:p>
          </table:table-cell>
          <table:table-cell/>
        </table:table-row>
        <table:table-row table:style-name="ro1">
          <table:table-cell office:value-type="string" calcext:value-type="string">
            <text:p>Česká asociace squashe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á florbalová unie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á rugbyová unie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á softbalová asociace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ý svaz akrobatického Rock and Rollu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ý svaz kanoistů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ý svaz ledního hokeje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ý svaz moderního pětiboje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ý svaz Taekwon-do ITF.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ý šermířský svaz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atletický svaz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fotbalový svaz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gymnastický svaz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svaz Českého svazu plaveckých sportů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svaz hokejbalu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svaz lyžařů, spolek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svaz pozemního hokeje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svaz stolního tenisu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svaz zápasu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tenisový svaz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veslařský svaz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ý volejbalový svaz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Region Severozápad, pobočný spolek České baseballové asociace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Active Times s.r.o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Basketbalový klub CBC Praha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á asociace silového trojboje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á rugbyová unie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á softbalová asociace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ý svaz moderního pětiboje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EVL'S Fitness s.r.o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CHALLENGER HOCKEY s.r.o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I. ČLTK Praha, spol. s.r.o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Kolo pro život <text:s/>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Tělovýchovná jednota Tatran Střešovice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Tennis Arena s.r.o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TRI Prague s.r.o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ý svaz cyklistiky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Festival Sporťáček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H- <text:s/>Triatlon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Sdružení závodů Běchovice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Sportovní kluby Praha 4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Česká klusácká asociace, z.s.</text:p>
          </table:table-cell>
          <table:table-cell office:value-type="string" calcext:value-type="string">
            <text:p>nemá</text:p>
          </table:table-cell>
          <table:table-cell/>
        </table:table-row>
        <table:table-row table:style-name="ro1">
          <table:table-cell office:value-type="string" calcext:value-type="string">
            <text:p>Pražská tělovýchovná unie, z.s.</text:p>
          </table:table-cell>
          <table:table-cell office:value-type="string" calcext:value-type="string">
            <text:p>nemá i veřejně, jen uvádí, že si jí ale schválila. </text:p>
          </table:table-cell>
          <table:table-cell/>
        </table:table-row>
        <table:table-row table:style-name="ro1">
          <table:table-cell office:value-type="string" calcext:value-type="string">
            <text:p>Český svaz mužského lakrosu, z.s.</text:p>
          </table:table-cell>
          <table:table-cell office:value-type="string" calcext:value-type="string">
            <text:p>nemá od roku 2009</text:p>
          </table:table-cell>
          <table:table-cell/>
        </table:table-row>
        <table:table-row table:style-name="ro1">
          <table:table-cell office:value-type="string" calcext:value-type="string">
            <text:p>WTF Communications s.r.o.</text:p>
          </table:table-cell>
          <table:table-cell office:value-type="string" calcext:value-type="string">
            <text:p>nemá. Je to reklamní agentura.</text:p>
          </table:table-cell>
          <table:table-cell/>
        </table:table-row>
      </table:table>
      <table:named-expressions/>
      <table:database-ranges>
        <table:database-range table:name="__Anonymous_Sheet_DB__0" table:target-range-address="dotace.A1:dotace.C6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2T17:19:57.128393818</dc:date>
    <meta:editing-duration>PT4M34S</meta:editing-duration>
    <meta:editing-cycles>1</meta:editing-cycles>
    <meta:document-statistic meta:table-count="1" meta:cell-count="118" meta:object-count="0"/>
    <meta:generator>LibreOffice/4.4.6.3$Linux_X86_64 LibreOffice_project/40m0$Build-3</meta:generator>
  </office:meta>
</office:document-meta>
</file>